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3.764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1.575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CHRG10-5A line (ol3)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Oxide wt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2">
          <table:table-cell table:style-name="ce1" office:value-type="string" calcext:value-type="string">
            <text:p>Point#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gO</text:p>
          </table:table-cell>
          <table:table-cell table:style-name="ce1" office:value-type="string" calcext:value-type="string">
            <text:p>SiO2</text:p>
          </table:table-cell>
          <table:table-cell table:style-name="ce1" office:value-type="string" calcext:value-type="string">
            <text:p>TiO2</text:p>
          </table:table-cell>
          <table:table-cell table:style-name="ce1" office:value-type="string" calcext:value-type="string">
            <text:p>Cr2O3</text:p>
          </table:table-cell>
          <table:table-cell table:style-name="ce1" office:value-type="string" calcext:value-type="string">
            <text:p>FeO</text:p>
          </table:table-cell>
          <table:table-cell table:style-name="ce1" office:value-type="string" calcext:value-type="string">
            <text:p>Al2O3</text:p>
          </table:table-cell>
          <table:table-cell table:style-name="ce1" office:value-type="string" calcext:value-type="string">
            <text:p>CaO</text:p>
          </table:table-cell>
          <table:table-cell table:style-name="ce1" office:value-type="string" calcext:value-type="string">
            <text:p>MnO</text:p>
          </table:table-cell>
          <table:table-cell table:style-name="ce1" office:value-type="string" calcext:value-type="string">
            <text:p>NiO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Mg no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RG10_5A_line_ol3</text:p>
          </table:table-cell>
          <table:table-cell office:value-type="float" office:value="41.803" calcext:value-type="float">
            <text:p>41.803</text:p>
          </table:table-cell>
          <table:table-cell office:value-type="float" office:value="39.424" calcext:value-type="float">
            <text:p>39.424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523" calcext:value-type="float">
            <text:p>0.0523</text:p>
          </table:table-cell>
          <table:table-cell office:value-type="float" office:value="17.5334" calcext:value-type="float">
            <text:p>17.5334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1601" calcext:value-type="float">
            <text:p>0.1601</text:p>
          </table:table-cell>
          <table:table-cell office:value-type="float" office:value="99.7048" calcext:value-type="float">
            <text:p>99.7048</text:p>
          </table:table-cell>
          <table:table-cell table:formula="of:=100*[.C5]/([.C5]+[.G5])" office:value-type="float" office:value="70.4508531019745" calcext:value-type="float">
            <text:p>70.450853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RG10_5A_line_ol3</text:p>
          </table:table-cell>
          <table:table-cell office:value-type="float" office:value="42.6419" calcext:value-type="float">
            <text:p>42.6419</text:p>
          </table:table-cell>
          <table:table-cell office:value-type="float" office:value="39.5457" calcext:value-type="float">
            <text:p>39.5457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54" calcext:value-type="float">
            <text:p>0.0154</text:p>
          </table:table-cell>
          <table:table-cell office:value-type="float" office:value="16.2205" calcext:value-type="float">
            <text:p>16.2205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1836" calcext:value-type="float">
            <text:p>0.1836</text:p>
          </table:table-cell>
          <table:table-cell office:value-type="float" office:value="99.2638" calcext:value-type="float">
            <text:p>99.2638</text:p>
          </table:table-cell>
          <table:table-cell table:formula="of:=100*[.C6]/([.C6]+[.G6])" office:value-type="float" office:value="72.4433594280899" calcext:value-type="float">
            <text:p>72.44335942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RG10_5A_line_ol3</text:p>
          </table:table-cell>
          <table:table-cell office:value-type="float" office:value="42.292" calcext:value-type="float">
            <text:p>42.292</text:p>
          </table:table-cell>
          <table:table-cell office:value-type="float" office:value="39.3618" calcext:value-type="float">
            <text:p>39.3618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58" calcext:value-type="float">
            <text:p>0.058</text:p>
          </table:table-cell>
          <table:table-cell office:value-type="float" office:value="17.0169" calcext:value-type="float">
            <text:p>17.0169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2619" calcext:value-type="float">
            <text:p>0.2619</text:p>
          </table:table-cell>
          <table:table-cell office:value-type="float" office:value="0.1977" calcext:value-type="float">
            <text:p>0.1977</text:p>
          </table:table-cell>
          <table:table-cell office:value-type="float" office:value="99.5803" calcext:value-type="float">
            <text:p>99.5803</text:p>
          </table:table-cell>
          <table:table-cell table:formula="of:=100*[.C7]/([.C7]+[.G7])" office:value-type="float" office:value="71.3080161662078" calcext:value-type="float">
            <text:p>71.3080161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G10_5A_line_ol3</text:p>
          </table:table-cell>
          <table:table-cell office:value-type="float" office:value="40.3076" calcext:value-type="float">
            <text:p>40.3076</text:p>
          </table:table-cell>
          <table:table-cell office:value-type="float" office:value="39.036" calcext:value-type="float">
            <text:p>39.036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182" calcext:value-type="float">
            <text:p>0.0182</text:p>
          </table:table-cell>
          <table:table-cell office:value-type="float" office:value="19.4276" calcext:value-type="float">
            <text:p>19.4276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2954" calcext:value-type="float">
            <text:p>0.2954</text:p>
          </table:table-cell>
          <table:table-cell office:value-type="float" office:value="0.2931" calcext:value-type="float">
            <text:p>0.2931</text:p>
          </table:table-cell>
          <table:table-cell office:value-type="float" office:value="0.1225" calcext:value-type="float">
            <text:p>0.1225</text:p>
          </table:table-cell>
          <table:table-cell office:value-type="float" office:value="99.5788" calcext:value-type="float">
            <text:p>99.5788</text:p>
          </table:table-cell>
          <table:table-cell table:formula="of:=100*[.C8]/([.C8]+[.G8])" office:value-type="float" office:value="67.4771324110407" calcext:value-type="float">
            <text:p>67.4771324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RG10_5A_line_ol3</text:p>
          </table:table-cell>
          <table:table-cell office:value-type="float" office:value="39.295" calcext:value-type="float">
            <text:p>39.295</text:p>
          </table:table-cell>
          <table:table-cell office:value-type="float" office:value="38.7887" calcext:value-type="float">
            <text:p>38.7887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89" calcext:value-type="float">
            <text:p>0.0089</text:p>
          </table:table-cell>
          <table:table-cell office:value-type="float" office:value="21.0565" calcext:value-type="float">
            <text:p>21.0565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281" calcext:value-type="float">
            <text:p>0.281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1076" calcext:value-type="float">
            <text:p>0.1076</text:p>
          </table:table-cell>
          <table:table-cell office:value-type="float" office:value="99.9046" calcext:value-type="float">
            <text:p>99.9046</text:p>
          </table:table-cell>
          <table:table-cell table:formula="of:=100*[.C9]/([.C9]+[.G9])" office:value-type="float" office:value="65.1102292403669" calcext:value-type="float">
            <text:p>65.11022924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RG10_5A_line_ol3</text:p>
          </table:table-cell>
          <table:table-cell office:value-type="float" office:value="39.1431" calcext:value-type="float">
            <text:p>39.1431</text:p>
          </table:table-cell>
          <table:table-cell office:value-type="float" office:value="38.7339" calcext:value-type="float">
            <text:p>38.733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067" calcext:value-type="float">
            <text:p>0.0067</text:p>
          </table:table-cell>
          <table:table-cell office:value-type="float" office:value="20.7525" calcext:value-type="float">
            <text:p>20.7525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1279" calcext:value-type="float">
            <text:p>0.1279</text:p>
          </table:table-cell>
          <table:table-cell office:value-type="float" office:value="99.4248" calcext:value-type="float">
            <text:p>99.4248</text:p>
          </table:table-cell>
          <table:table-cell table:formula="of:=100*[.C10]/([.C10]+[.G10])" office:value-type="float" office:value="65.3522128503596" calcext:value-type="float">
            <text:p>65.35221285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RG10_5A_line_ol3</text:p>
          </table:table-cell>
          <table:table-cell office:value-type="float" office:value="39.2881" calcext:value-type="float">
            <text:p>39.2881</text:p>
          </table:table-cell>
          <table:table-cell office:value-type="float" office:value="38.7147" calcext:value-type="float">
            <text:p>38.714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18" calcext:value-type="float">
            <text:p>0.0118</text:p>
          </table:table-cell>
          <table:table-cell office:value-type="float" office:value="21.3612" calcext:value-type="float">
            <text:p>21.3612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2661" calcext:value-type="float">
            <text:p>0.2661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1137" calcext:value-type="float">
            <text:p>0.1137</text:p>
          </table:table-cell>
          <table:table-cell office:value-type="float" office:value="100.1526" calcext:value-type="float">
            <text:p>100.1526</text:p>
          </table:table-cell>
          <table:table-cell table:formula="of:=100*[.C11]/([.C11]+[.G11])" office:value-type="float" office:value="64.7791483166335" calcext:value-type="float">
            <text:p>64.77914831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RG10_5A_line_ol3</text:p>
          </table:table-cell>
          <table:table-cell office:value-type="float" office:value="39.0549" calcext:value-type="float">
            <text:p>39.0549</text:p>
          </table:table-cell>
          <table:table-cell office:value-type="float" office:value="38.7275" calcext:value-type="float">
            <text:p>38.727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21.0138" calcext:value-type="float">
            <text:p>21.0138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3269" calcext:value-type="float">
            <text:p>0.3269</text:p>
          </table:table-cell>
          <table:table-cell office:value-type="float" office:value="0.1258" calcext:value-type="float">
            <text:p>0.1258</text:p>
          </table:table-cell>
          <table:table-cell office:value-type="float" office:value="99.5628" calcext:value-type="float">
            <text:p>99.5628</text:p>
          </table:table-cell>
          <table:table-cell table:formula="of:=100*[.C12]/([.C12]+[.G12])" office:value-type="float" office:value="65.0170554714852" calcext:value-type="float">
            <text:p>65.01705547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RG10_5A_line_ol3</text:p>
          </table:table-cell>
          <table:table-cell office:value-type="float" office:value="39.0116" calcext:value-type="float">
            <text:p>39.0116</text:p>
          </table:table-cell>
          <table:table-cell office:value-type="float" office:value="38.6764" calcext:value-type="float">
            <text:p>38.676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69" calcext:value-type="float">
            <text:p>0.0069</text:p>
          </table:table-cell>
          <table:table-cell office:value-type="float" office:value="20.9608" calcext:value-type="float">
            <text:p>20.9608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314" calcext:value-type="float">
            <text:p>0.314</text:p>
          </table:table-cell>
          <table:table-cell office:value-type="float" office:value="0.1294" calcext:value-type="float">
            <text:p>0.1294</text:p>
          </table:table-cell>
          <table:table-cell office:value-type="float" office:value="99.4224" calcext:value-type="float">
            <text:p>99.4224</text:p>
          </table:table-cell>
          <table:table-cell table:formula="of:=100*[.C13]/([.C13]+[.G13])" office:value-type="float" office:value="65.0492559910892" calcext:value-type="float">
            <text:p>65.04925599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RG10_5A_line_ol3</text:p>
          </table:table-cell>
          <table:table-cell office:value-type="float" office:value="39.108" calcext:value-type="float">
            <text:p>39.108</text:p>
          </table:table-cell>
          <table:table-cell office:value-type="float" office:value="38.624" calcext:value-type="float">
            <text:p>38.624</text:p>
          </table:table-cell>
          <table:table-cell office:value-type="float" office:value="0.0169" calcext:value-type="float">
            <text:p>0.0169</text:p>
          </table:table-cell>
          <table:table-cell office:value-type="float" office:value="0" calcext:value-type="float">
            <text:p>0</text:p>
          </table:table-cell>
          <table:table-cell office:value-type="float" office:value="21.1183" calcext:value-type="float">
            <text:p>21.1183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322" calcext:value-type="float">
            <text:p>0.322</text:p>
          </table:table-cell>
          <table:table-cell office:value-type="float" office:value="0.1303" calcext:value-type="float">
            <text:p>0.1303</text:p>
          </table:table-cell>
          <table:table-cell office:value-type="float" office:value="99.6267" calcext:value-type="float">
            <text:p>99.6267</text:p>
          </table:table-cell>
          <table:table-cell table:formula="of:=100*[.C14]/([.C14]+[.G14])" office:value-type="float" office:value="64.9350864987555" calcext:value-type="float">
            <text:p>64.93508649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RG10_5A_line_ol3</text:p>
          </table:table-cell>
          <table:table-cell office:value-type="float" office:value="38.9636" calcext:value-type="float">
            <text:p>38.9636</text:p>
          </table:table-cell>
          <table:table-cell office:value-type="float" office:value="38.5625" calcext:value-type="float">
            <text:p>38.5625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192" calcext:value-type="float">
            <text:p>0.0192</text:p>
          </table:table-cell>
          <table:table-cell office:value-type="float" office:value="21.2511" calcext:value-type="float">
            <text:p>21.2511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2633" calcext:value-type="float">
            <text:p>0.2633</text:p>
          </table:table-cell>
          <table:table-cell office:value-type="float" office:value="0.3223" calcext:value-type="float">
            <text:p>0.3223</text:p>
          </table:table-cell>
          <table:table-cell office:value-type="float" office:value="0.1305" calcext:value-type="float">
            <text:p>0.1305</text:p>
          </table:table-cell>
          <table:table-cell office:value-type="float" office:value="99.5809" calcext:value-type="float">
            <text:p>99.5809</text:p>
          </table:table-cell>
          <table:table-cell table:formula="of:=100*[.C15]/([.C15]+[.G15])" office:value-type="float" office:value="64.7077873011075" calcext:value-type="float">
            <text:p>64.7077873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RG10_5A_line_ol3</text:p>
          </table:table-cell>
          <table:table-cell office:value-type="float" office:value="38.98" calcext:value-type="float">
            <text:p>38.98</text:p>
          </table:table-cell>
          <table:table-cell office:value-type="float" office:value="38.6676" calcext:value-type="float">
            <text:p>38.6676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08" calcext:value-type="float">
            <text:p>0.008</text:p>
          </table:table-cell>
          <table:table-cell office:value-type="float" office:value="21.2773" calcext:value-type="float">
            <text:p>21.2773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2684" calcext:value-type="float">
            <text:p>0.26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1145" calcext:value-type="float">
            <text:p>0.1145</text:p>
          </table:table-cell>
          <table:table-cell office:value-type="float" office:value="99.7026" calcext:value-type="float">
            <text:p>99.7026</text:p>
          </table:table-cell>
          <table:table-cell table:formula="of:=100*[.C16]/([.C16]+[.G16])" office:value-type="float" office:value="64.6892575671329" calcext:value-type="float">
            <text:p>64.68925756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RG10_5A_line_ol3</text:p>
          </table:table-cell>
          <table:table-cell office:value-type="float" office:value="39.0162" calcext:value-type="float">
            <text:p>39.0162</text:p>
          </table:table-cell>
          <table:table-cell office:value-type="float" office:value="38.6007" calcext:value-type="float">
            <text:p>38.6007</text:p>
          </table:table-cell>
          <table:table-cell office:value-type="float" office:value="0.0263" calcext:value-type="float">
            <text:p>0.0263</text:p>
          </table:table-cell>
          <table:table-cell office:value-type="float" office:value="0" calcext:value-type="float">
            <text:p>0</text:p>
          </table:table-cell>
          <table:table-cell office:value-type="float" office:value="21.3105" calcext:value-type="float">
            <text:p>21.3105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2677" calcext:value-type="float">
            <text:p>0.2677</text:p>
          </table:table-cell>
          <table:table-cell office:value-type="float" office:value="0.3358" calcext:value-type="float">
            <text:p>0.3358</text:p>
          </table:table-cell>
          <table:table-cell office:value-type="float" office:value="0.1158" calcext:value-type="float">
            <text:p>0.1158</text:p>
          </table:table-cell>
          <table:table-cell office:value-type="float" office:value="99.7128" calcext:value-type="float">
            <text:p>99.7128</text:p>
          </table:table-cell>
          <table:table-cell table:formula="of:=100*[.C17]/([.C17]+[.G17])" office:value-type="float" office:value="64.6748454664353" calcext:value-type="float">
            <text:p>64.67484546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RG10_5A_line_ol3</text:p>
          </table:table-cell>
          <table:table-cell office:value-type="float" office:value="39.0422" calcext:value-type="float">
            <text:p>39.0422</text:p>
          </table:table-cell>
          <table:table-cell office:value-type="float" office:value="38.6339" calcext:value-type="float">
            <text:p>38.6339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012" calcext:value-type="float">
            <text:p>0.0012</text:p>
          </table:table-cell>
          <table:table-cell office:value-type="float" office:value="21.3287" calcext:value-type="float">
            <text:p>21.3287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3244" calcext:value-type="float">
            <text:p>0.3244</text:p>
          </table:table-cell>
          <table:table-cell office:value-type="float" office:value="0.12" calcext:value-type="float">
            <text:p>0.12</text:p>
          </table:table-cell>
          <table:table-cell office:value-type="float" office:value="99.7896" calcext:value-type="float">
            <text:p>99.7896</text:p>
          </table:table-cell>
          <table:table-cell table:formula="of:=100*[.C18]/([.C18]+[.G18])" office:value-type="float" office:value="64.6705614791232" calcext:value-type="float">
            <text:p>64.67056147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RG10_5A_line_ol3</text:p>
          </table:table-cell>
          <table:table-cell office:value-type="float" office:value="38.8324" calcext:value-type="float">
            <text:p>38.8324</text:p>
          </table:table-cell>
          <table:table-cell office:value-type="float" office:value="38.622" calcext:value-type="float">
            <text:p>38.622</text:p>
          </table:table-cell>
          <table:table-cell office:value-type="float" office:value="0.0243" calcext:value-type="float">
            <text:p>0.0243</text:p>
          </table:table-cell>
          <table:table-cell office:value-type="float" office:value="0" calcext:value-type="float">
            <text:p>0</text:p>
          </table:table-cell>
          <table:table-cell office:value-type="float" office:value="21.2839" calcext:value-type="float">
            <text:p>21.2839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3356" calcext:value-type="float">
            <text:p>0.3356</text:p>
          </table:table-cell>
          <table:table-cell office:value-type="float" office:value="0.1185" calcext:value-type="float">
            <text:p>0.1185</text:p>
          </table:table-cell>
          <table:table-cell office:value-type="float" office:value="99.5304" calcext:value-type="float">
            <text:p>99.5304</text:p>
          </table:table-cell>
          <table:table-cell table:formula="of:=100*[.C19]/([.C19]+[.G19])" office:value-type="float" office:value="64.5954591350432" calcext:value-type="float">
            <text:p>64.595459135</text:p>
          </table:table-cell>
        </table:table-row>
        <table:table-row table:style-name="ro1" table:number-rows-repeated="4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84cm" fo:margin-bottom="0.799cm" fo:margin-left="0.91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8:31:21.907000000</meta:creation-date>
    <dc:date>2013-11-10T18:43:39.217000000</dc:date>
    <meta:editing-duration>P0D</meta:editing-duration>
    <meta:editing-cycles>1</meta:editing-cycles>
    <meta:generator>LibreOffice/4.1.0.4$Windows_x86 LibreOffice_project/89ea49ddacd9aa532507cbf852f2bb22b1ace28</meta:generator>
    <meta:document-statistic meta:table-count="1" meta:cell-count="210" meta:object-count="0"/>
  </office:meta>
</office:document-meta>
</file>